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automatic-styles>
    <style:style style:name="P1" style:family="paragraph" style:parent-style-name="Heading_20_2">
      <style:text-properties fo:font-variant="normal" fo:text-transform="none" fo:color="#333333" loext:opacity="100%" fo:letter-spacing="normal"/>
    </style:style>
    <style:style style:name="P2" style:family="paragraph" style:parent-style-name="Heading_20_2">
      <style:text-properties fo:font-variant="normal" fo:text-transform="none" fo:color="#333333" loext:opacity="100%" style:font-name="system-ui" fo:letter-spacing="normal" fo:font-style="normal" fo:font-weight="normal"/>
    </style:style>
    <style:style style:name="P3" style:family="paragraph" style:parent-style-name="Preformatted_20_Text">
      <style:paragraph-properties fo:margin-left="0cm" fo:margin-right="0cm" fo:margin-top="0cm" fo:margin-bottom="0.247cm" style:contextual-spacing="false" fo:line-height="100%" fo:orphans="2" fo:widows="2" fo:text-indent="0cm" style:auto-text-indent="false" fo:padding="0cm" fo:border="none"/>
      <style:text-properties fo:font-variant="normal" fo:text-transform="none" fo:color="#999999" loext:opacity="100%" fo:font-size="9pt" fo:letter-spacing="normal" fo:font-style="normal" fo:font-weight="normal" fo:background-color="#ffffff" loext:padding="0cm" loext:border="none"/>
    </style:style>
    <style:style style:name="P4" style:family="paragraph" style:parent-style-name="Preformatted_20_Text">
      <style:paragraph-properties fo:margin-left="0cm" fo:margin-right="0cm" fo:margin-top="0cm" fo:margin-bottom="0.247cm" style:contextual-spacing="false" fo:orphans="2" fo:widows="2" fo:text-indent="0cm" style:auto-text-indent="false" fo:padding="0cm" fo:border="none"/>
      <style:text-properties fo:font-variant="normal" fo:text-transform="none" fo:color="#333333" loext:opacity="100%" fo:letter-spacing="normal" fo:background-color="#000000" loext:padding="0cm" loext:border="none"/>
    </style:style>
    <style:style style:name="P5" style:family="paragraph" style:parent-style-name="Preformatted_20_Text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6" style:family="paragraph" style:parent-style-name="Preformatted_20_Text">
      <style:paragraph-properties fo:margin-top="0cm" fo:margin-bottom="0cm" style:contextual-spacing="false" fo:orphans="2" fo:widows="2" fo:text-indent="0cm" style:auto-text-indent="false" fo:padding="0cm" fo:border="none"/>
    </style:style>
    <style:style style:name="P7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</style:style>
    <style:style style:name="P8" style:family="paragraph" style:parent-style-name="Text_20_body" style:list-style-name="L1">
      <style:paragraph-properties fo:margin-left="0cm" fo:margin-right="0cm" fo:margin-top="0cm" fo:margin-bottom="0cm" style:contextual-spacing="false" fo:orphans="2" fo:widows="2" fo:text-indent="0cm" style:auto-text-indent="false" fo:padding="0cm" fo:border="none"/>
    </style:style>
    <style:style style:name="P9" style:family="paragraph" style:parent-style-name="Text_20_body">
      <style:paragraph-properties fo:margin-left="0cm" fo:margin-right="0cm" fo:margin-top="0cm" fo:margin-bottom="0cm" style:contextual-spacing="false" fo:orphans="2" fo:widows="2" fo:text-indent="0cm" style:auto-text-indent="false"/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T1" style:family="text">
      <style:text-properties style:font-name="system-ui" fo:font-style="normal" fo:font-weight="normal"/>
    </style:style>
    <style:style style:name="T2" style:family="text">
      <style:text-properties fo:font-size="9.75pt" fo:font-style="normal" fo:font-weight="normal"/>
    </style:style>
    <style:style style:name="T3" style:family="text">
      <style:text-properties fo:font-variant="normal" fo:text-transform="none" fo:color="#333333" loext:opacity="100%" style:font-name="system-ui" fo:font-size="9.75pt" fo:letter-spacing="normal" fo:font-style="normal" fo:font-weight="normal"/>
    </style:style>
    <style:style style:name="T4" style:family="text">
      <style:text-properties fo:font-variant="normal" fo:text-transform="none" fo:color="#3b3b3b" loext:opacity="100%" style:font-name="system-ui" fo:font-size="9.75pt" fo:letter-spacing="normal" fo:font-style="normal" fo:font-weight="normal" fo:background-color="#000000" loext:char-shading-value="0" loext:padding="0cm" loext:border="none"/>
    </style:style>
    <style:style style:name="T5" style:family="text">
      <style:text-properties fo:font-variant="normal" fo:text-transform="none" fo:color="#008000" loext:opacity="100%" style:font-name="Droid Sans Mono" fo:font-size="9.75pt" fo:letter-spacing="normal" fo:font-style="italic" fo:font-weight="normal" fo:background-color="#000000" loext:char-shading-value="0" loext:padding="0cm" loext:border="none"/>
    </style:style>
    <style:style style:name="T6" style:family="text">
      <style:text-properties fo:font-variant="normal" fo:text-transform="none" fo:color="#008000" loext:opacity="100%" style:font-name="Droid Sans Mono" fo:font-size="9.75pt" fo:letter-spacing="normal" fo:font-style="italic" fo:font-weight="normal" fo:background-color="#ffff00" loext:char-shading-value="0" loext:padding="0cm" loext:border="none"/>
    </style:style>
    <style:style style:name="T7" style:family="text">
      <style:text-properties fo:font-variant="normal" fo:text-transform="none" fo:color="#008000" loext:opacity="100%" style:font-name="Droid Sans Mono" fo:font-size="9.75pt" fo:letter-spacing="normal" fo:font-style="italic" fo:font-weight="normal" fo:background-color="#ffff00" loext:char-shading-value="0" loext:padding="0cm" loext:border="none"/>
    </style:style>
    <style:style style:name="T8" style:family="text">
      <style:text-properties fo:font-variant="normal" fo:text-transform="none" fo:color="#0000ff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9" style:family="text">
      <style:text-properties fo:font-variant="normal" fo:text-transform="none" fo:color="#000000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10" style:family="text">
      <style:text-properties fo:font-variant="normal" fo:text-transform="none" fo:color="#000000" loext:opacity="100%" fo:letter-spacing="normal" fo:background-color="#000000" loext:char-shading-value="0" loext:padding="0cm" loext:border="none"/>
    </style:style>
    <style:style style:name="T11" style:family="text">
      <style:text-properties fo:font-variant="normal" fo:text-transform="none" fo:color="#a31515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12" style:family="text">
      <style:text-properties fo:font-variant="normal" fo:text-transform="none" fo:color="#b8d7a3" loext:opacity="100%" style:font-name="Droid Sans Mono" fo:font-size="9.75pt" fo:letter-spacing="normal" fo:font-style="normal" fo:font-weight="normal" fo:background-color="#000000" loext:char-shading-value="0" loext:padding="0cm" loext:border="none"/>
    </style:style>
    <style:style style:name="T13" style:family="text">
      <style:text-properties fo:font-variant="normal" fo:text-transform="none" fo:color="#0389a6" loext:opacity="100%" style:text-line-through-style="none" style:text-line-through-type="none" style:font-name="system-ui" fo:font-size="9.75pt" fo:letter-spacing="normal" fo:font-style="normal" style:text-underline-style="solid" style:text-underline-width="auto" style:text-underline-color="font-color" fo:font-weight="normal" style:text-blinking="false" fo:background-color="transparent" loext:char-shading-value="0"/>
    </style:style>
    <text:list-style style:name="L1">
      <text:list-level-style-bullet text:level="1" text:style-name="Bullet_20_Symbols" loext:num-list-format="%1%." style:num-suffix="." text:bullet-char="">
        <style:list-level-properties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📦 <text:span text:style-name="T1">Шаг 1: Подготовка вашего Go-приложения</text:span></text:h>
      <text:p text:style-name="P7"><text:span text:style-name="T3">Предположим, у вас есть простое веб-приложение на Go, которое слушает порт </text:span><text:span text:style-name="Source_20_Text"><text:span text:style-name="T4">8080</text:span></text:span><text:span text:style-name="T3">. Пример кода:</text:span></text:p>
      <text:p text:style-name="P3">go</text:p>
      <text:p text:style-name="P4"> <text:span text:style-name="T2">Copy Insert Export</text:span></text:p>
      <text:p text:style-name="P5"><text:span text:style-name="Source_20_Text"><text:span text:style-name="T5">// main.go</text:span></text:span></text:p>
      <text:p text:style-name="P5"><text:span text:style-name="Source_20_Text"><text:span text:style-name="T8">package</text:span></text:span><text:span text:style-name="Source_20_Text"><text:span text:style-name="T9"> main</text:span></text:span></text:p>
      <text:p text:style-name="P6"/>
      <text:p text:style-name="P5"><text:span text:style-name="Source_20_Text"><text:span text:style-name="T8">import</text:span></text:span><text:span text:style-name="Source_20_Text"><text:span text:style-name="T9"> (</text:span></text:span></text:p>
      <text:p text:style-name="P5"><text:span text:style-name="Source_20_Text"><text:span text:style-name="T10"><text:s text:c="8"/></text:span></text:span><text:span text:style-name="Source_20_Text"><text:span text:style-name="T11">"fmt"</text:span></text:span></text:p>
      <text:p text:style-name="P5"><text:span text:style-name="Source_20_Text"><text:span text:style-name="T10"><text:s text:c="8"/></text:span></text:span><text:span text:style-name="Source_20_Text"><text:span text:style-name="T11">"net/http"</text:span></text:span></text:p>
      <text:p text:style-name="P6"><text:span text:style-name="Source_20_Text"><text:span text:style-name="T9">)</text:span></text:span></text:p>
      <text:p text:style-name="P6"/>
      <text:p text:style-name="P5"><text:span text:style-name="Source_20_Text"><text:span text:style-name="T8">func</text:span></text:span><text:span text:style-name="Source_20_Text"><text:span text:style-name="T9"> </text:span></text:span><text:span text:style-name="Source_20_Text"><text:span text:style-name="T11">handler</text:span></text:span><text:span text:style-name="Source_20_Text"><text:span text:style-name="T9">(w http.ResponseWriter, r *http.Request) {</text:span></text:span></text:p>
      <text:p text:style-name="P5"><text:span text:style-name="Source_20_Text"><text:span text:style-name="T10"><text:s text:c="8"/></text:span></text:span><text:span text:style-name="Source_20_Text"><text:span text:style-name="T9">fmt.Fprintf(w, </text:span></text:span><text:span text:style-name="Source_20_Text"><text:span text:style-name="T11">"Привет от Go в Docker!"</text:span></text:span><text:span text:style-name="Source_20_Text"><text:span text:style-name="T9">)</text:span></text:span></text:p>
      <text:p text:style-name="P6"><text:span text:style-name="Source_20_Text"><text:span text:style-name="T9">}</text:span></text:span></text:p>
      <text:p text:style-name="P6"/>
      <text:p text:style-name="P5"><text:span text:style-name="Source_20_Text"><text:span text:style-name="T8">func</text:span></text:span><text:span text:style-name="Source_20_Text"><text:span text:style-name="T9"> </text:span></text:span><text:span text:style-name="Source_20_Text"><text:span text:style-name="T11">main</text:span></text:span><text:span text:style-name="Source_20_Text"><text:span text:style-name="T9">() {</text:span></text:span></text:p>
      <text:p text:style-name="P5"><text:span text:style-name="Source_20_Text"><text:span text:style-name="T10"><text:s text:c="8"/></text:span></text:span><text:span text:style-name="Source_20_Text"><text:span text:style-name="T9">http.HandleFunc(</text:span></text:span><text:span text:style-name="Source_20_Text"><text:span text:style-name="T11">"/"</text:span></text:span><text:span text:style-name="Source_20_Text"><text:span text:style-name="T9">, handler)</text:span></text:span></text:p>
      <text:p text:style-name="P5"><text:span text:style-name="Source_20_Text"><text:span text:style-name="T10"><text:s text:c="8"/></text:span></text:span><text:span text:style-name="Source_20_Text"><text:span text:style-name="T9">fmt.Println(</text:span></text:span><text:span text:style-name="Source_20_Text"><text:span text:style-name="T11">"Сервер запущен на порту 8080..."</text:span></text:span><text:span text:style-name="Source_20_Text"><text:span text:style-name="T9">)</text:span></text:span></text:p>
      <text:p text:style-name="P5"><text:span text:style-name="Source_20_Text"><text:span text:style-name="T10"><text:s text:c="8"/></text:span></text:span><text:span text:style-name="Source_20_Text"><text:span text:style-name="T9">http.ListenAndServe(</text:span></text:span><text:span text:style-name="Source_20_Text"><text:span text:style-name="T11">":8080"</text:span></text:span><text:span text:style-name="Source_20_Text"><text:span text:style-name="T9">, </text:span></text:span><text:span text:style-name="Source_20_Text"><text:span text:style-name="T11">nil</text:span></text:span><text:span text:style-name="Source_20_Text"><text:span text:style-name="T9">)</text:span></text:span></text:p>
      <text:p text:style-name="P6"><text:span text:style-name="Source_20_Text"><text:span text:style-name="T9">}</text:span></text:span></text:p>
      <text:p text:style-name="Standard"/>
      <text:p text:style-name="Standard"/>
      <text:h text:style-name="P2" text:outline-level="2">Шаг 2: Создание Dockerfile</text:h>
      <text:p text:style-name="P7"><text:span text:style-name="T3">Dockerfile — это текстовый документ, который содержит все команды, необходимые для сборки Docker-образа. Создайте файл с именем </text:span><text:span text:style-name="Source_20_Text"><text:span text:style-name="T4">Dockerfile</text:span></text:span><text:span text:style-name="T3"> в корне проекта:</text:span></text:p>
      <text:p text:style-name="P3">dockerfile</text:p>
      <text:p text:style-name="P4"> <text:span text:style-name="T2">Copy Insert Export</text:span></text:p>
      <text:p text:style-name="P5"><text:span text:style-name="Source_20_Text"><text:span text:style-name="T5"># Этап 1: Сборка бинарного файла </text:span></text:span><text:span text:style-name="Source_20_Text"><text:span text:style-name="T7">здесь нужно изменить версию </text:span></text:span></text:p>
      <text:p text:style-name="P5"><text:span text:style-name="Source_20_Text"><text:span text:style-name="T8">FROM</text:span></text:span><text:span text:style-name="Source_20_Text"><text:span text:style-name="T9"> golang:</text:span></text:span><text:span text:style-name="Source_20_Text"><text:span text:style-name="T12">1.21</text:span></text:span><text:span text:style-name="Source_20_Text"><text:span text:style-name="T9">-alpine AS builder</text:span></text:span></text:p>
      <text:p text:style-name="P6"/>
      <text:p text:style-name="P5"><text:span text:style-name="Source_20_Text"><text:span text:style-name="T5"># Устанавливаем рабочую директорию</text:span></text:span></text:p>
      <text:p text:style-name="P5"><text:span text:style-name="Source_20_Text"><text:span text:style-name="T8">WORKDIR</text:span></text:span><text:span text:style-name="Source_20_Text"><text:span text:style-name="T9"> /app</text:span></text:span></text:p>
      <text:p text:style-name="P6"/>
      <text:p text:style-name="P5"><text:span text:style-name="Source_20_Text"><text:span text:style-name="T5"># Копируем файлы с зависимостями</text:span></text:span></text:p>
      <text:p text:style-name="P5"><text:span text:style-name="Source_20_Text"><text:span text:style-name="T8">COPY</text:span></text:span><text:span text:style-name="Source_20_Text"><text:span text:style-name="T9"> go.mod go.sum ./</text:span></text:span></text:p>
      <text:p text:style-name="P5"><text:span text:style-name="Source_20_Text"><text:span text:style-name="T8">RUN</text:span></text:span><text:span text:style-name="Source_20_Text"><text:span text:style-name="T9"> go mod download</text:span></text:span></text:p>
      <text:p text:style-name="P6"/>
      <text:p text:style-name="P5"><text:span text:style-name="Source_20_Text"><text:span text:style-name="T5"># Копируем исходный код</text:span></text:span></text:p>
      <text:p text:style-name="P5"><text:span text:style-name="Source_20_Text"><text:span text:style-name="T8">COPY</text:span></text:span><text:span text:style-name="Source_20_Text"><text:span text:style-name="T9"> . .</text:span></text:span></text:p>
      <text:p text:style-name="P6"/>
      <text:p text:style-name="P5"><text:span text:style-name="Source_20_Text"><text:span text:style-name="T5"># Собираем бинарный файл</text:span></text:span></text:p>
      <text:p text:style-name="P5"><text:span text:style-name="Source_20_Text"><text:span text:style-name="T8">RUN</text:span></text:span><text:span text:style-name="Source_20_Text"><text:span text:style-name="T9"> CGO_ENABLED=0 GOOS=linux go build -o /app/server</text:span></text:span></text:p>
      <text:p text:style-name="P6"/>
      <text:p text:style-name="P5"><text:span text:style-name="Source_20_Text"><text:span text:style-name="T5"># Этап 2: Финальный образ</text:span></text:span></text:p>
      <text:p text:style-name="P5"><text:span text:style-name="Source_20_Text"><text:span text:style-name="T8">FROM</text:span></text:span><text:span text:style-name="Source_20_Text"><text:span text:style-name="T9"> alpine:latest</text:span></text:span></text:p>
      <text:p text:style-name="P6"/>
      <text:p text:style-name="P5"><text:span text:style-name="Source_20_Text"><text:span text:style-name="T5"># Устанавливаем рабочую директорию</text:span></text:span></text:p>
      <text:p text:style-name="P5"><text:span text:style-name="Source_20_Text"><text:span text:style-name="T8">WORKDIR</text:span></text:span><text:span text:style-name="Source_20_Text"><text:span text:style-name="T9"> /root/</text:span></text:span></text:p>
      <text:p text:style-name="P6"/>
      <text:p text:style-name="P5"><text:soft-page-break/><text:span text:style-name="Source_20_Text"><text:span text:style-name="T5"># Копируем бинарный файл из этапа сборки</text:span></text:span></text:p>
      <text:p text:style-name="P5"><text:span text:style-name="Source_20_Text"><text:span text:style-name="T8">COPY</text:span></text:span><text:span text:style-name="Source_20_Text"><text:span text:style-name="T9"> --from=builder /app/server .</text:span></text:span></text:p>
      <text:p text:style-name="P6"/>
      <text:p text:style-name="P5"><text:span text:style-name="Source_20_Text"><text:span text:style-name="T5"># Открываем порт</text:span></text:span></text:p>
      <text:p text:style-name="P5"><text:span text:style-name="Source_20_Text"><text:span text:style-name="T8">EXPOSE</text:span></text:span><text:span text:style-name="Source_20_Text"><text:span text:style-name="T9"> </text:span></text:span><text:span text:style-name="Source_20_Text"><text:span text:style-name="T12">8080</text:span></text:span></text:p>
      <text:p text:style-name="P6"/>
      <text:p text:style-name="P5"><text:span text:style-name="Source_20_Text"><text:span text:style-name="T5"># Команда для запуска приложения</text:span></text:span></text:p>
      <text:p text:style-name="P5"><text:span text:style-name="Source_20_Text"><text:span text:style-name="T8">CMD</text:span></text:span><text:span text:style-name="Source_20_Text"><text:span text:style-name="T9"> [</text:span></text:span><text:span text:style-name="Source_20_Text"><text:span text:style-name="T11">"./server"</text:span></text:span><text:span text:style-name="Source_20_Text"><text:span text:style-name="T9">]</text:span></text:span></text:p>
      <text:p text:style-name="Standard"/>
      <text:p text:style-name="Standard"/>
      <text:h text:style-name="P1" text:outline-level="2">🛠 <text:span text:style-name="T1">Шаг 3: Сборка Docker-образа</text:span></text:h>
      <text:p text:style-name="P7"><text:span text:style-name="T3">Теперь, когда у вас есть </text:span><text:span text:style-name="Source_20_Text"><text:span text:style-name="T4">Dockerfile</text:span></text:span><text:span text:style-name="T3">, вы можете собрать образ с помощью следующей команды:</text:span></text:p>
      <text:p text:style-name="P3">bash</text:p>
      <text:p text:style-name="P4"> <text:span text:style-name="T2">Copy Insert Execute</text:span></text:p>
      <text:p text:style-name="P5"><text:span text:style-name="Source_20_Text"><text:span text:style-name="T9">docker build -t my-go-app .</text:span></text:span></text:p>
      <text:p text:style-name="P9">Где:</text:p>
      <text:list text:style-name="L1">
        <text:list-item>
          <text:p text:style-name="P8"><text:span text:style-name="Source_20_Text"><text:span text:style-name="T4">-t my-go-app</text:span></text:span><text:span text:style-name="T3"> — это тег (имя) образа;</text:span></text:p>
        </text:list-item>
        <text:list-item>
          <text:p text:style-name="P8"><text:span text:style-name="Source_20_Text"><text:span text:style-name="T4">.</text:span></text:span><text:span text:style-name="T3"> — указывает, что Dockerfile находится в текущей директории.</text:span></text:p>
        </text:list-item>
      </text:list>
      <text:p text:style-name="Standard"/>
      <text:p text:style-name="Standard"/>
      <text:p text:style-name="Standard"/>
      <text:h text:style-name="P1" text:outline-level="2">🚀 <text:span text:style-name="T1">Шаг 4: Запуск контейнера</text:span></text:h>
      <text:p text:style-name="P9">После успешной сборки образа запустите контейнер:</text:p>
      <text:p text:style-name="P3">bash</text:p>
      <text:p text:style-name="P4"> <text:span text:style-name="T2">Copy Insert Execute</text:span></text:p>
      <text:p text:style-name="P5"><text:span text:style-name="Source_20_Text"><text:span text:style-name="T9">docker run -p 8080:8080 my-go-app</text:span></text:span></text:p>
      <text:p text:style-name="P7"><text:span text:style-name="T3">Теперь ваше приложение доступно по адресу: </text:span><text:a xlink:type="simple" xlink:href="http://localhost:8080/" text:style-name="Internet_20_link" text:visited-style-name="Visited_20_Internet_20_Link"><text:span text:style-name="T13">http://localhost:8080</text:span></text:a></text:p>
      <text:h text:style-name="P1" text:outline-level="2">📝 <text:span text:style-name="T1">Шаг 5: Проверка работы</text:span></text:h>
      <text:p text:style-name="P7"><text:span text:style-name="T3">Вы можете проверить работу приложения, открыв браузер и перейдя по адресу </text:span><text:a xlink:type="simple" xlink:href="http://localhost:8080/" text:style-name="Internet_20_link" text:visited-style-name="Visited_20_Internet_20_Link"><text:span text:style-name="T13">http://localhost:8080</text:span></text:a><text:span text:style-name="T3">, либо с помощью </text:span><text:span text:style-name="Source_20_Text"><text:span text:style-name="T4">curl</text:span></text:span><text:span text:style-name="T3">:</text:span></text:p>
      <text:p text:style-name="P3">bash</text:p>
      <text:p text:style-name="P4"> <text:span text:style-name="T2">Copy Insert Execute</text:span></text:p>
      <text:p text:style-name="P5"><text:span text:style-name="Source_20_Text"><text:span text:style-name="T9">curl http://localhost:8080</text:span></text:span></text:p>
      <text:p text:style-name="P9">Ответ должен быть:</text:p>
      <text:p text:style-name="P4"> <text:span text:style-name="T2">Copy Insert Export</text:span></text:p>
      <text:p text:style-name="P5"><text:span text:style-name="Source_20_Text"><text:span text:style-name="T9">Привет от Go в Docker!</text:span></text:span></text:p>
      <text:h text:style-name="P1" text:outline-level="2">📝 <text:span text:style-name="T1">Шаг 5: Проверка работы</text:span></text:h>
      <text:p text:style-name="P7"><text:span text:style-name="T3">Вы можете проверить работу приложения, открыв браузер и перейдя по адресу </text:span><text:a xlink:type="simple" xlink:href="http://localhost:8080/" text:style-name="Internet_20_link" text:visited-style-name="Visited_20_Internet_20_Link"><text:span text:style-name="T13">http://localhost:8080</text:span></text:a><text:span text:style-name="T3">, либо с помощью </text:span><text:span text:style-name="Source_20_Text"><text:span text:style-name="T4">curl</text:span></text:span><text:span text:style-name="T3">:</text:span></text:p>
      <text:p text:style-name="P3">bash</text:p>
      <text:p text:style-name="P4"> <text:span text:style-name="T2">Copy Insert Execute</text:span></text:p>
      <text:p text:style-name="P5"><text:span text:style-name="Source_20_Text"><text:span text:style-name="T9">curl http://localhost:8080</text:span></text:span></text:p>
      <text:p text:style-name="P9"><text:soft-page-break/>Ответ должен быть:</text:p>
      <text:p text:style-name="P4"> <text:span text:style-name="T2">Copy Insert Export</text:span></text:p>
      <text:p text:style-name="P5"><text:span text:style-name="Source_20_Text"><text:span text:style-name="T9">Привет от Go в Docker!</text:span></text:span></text:p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ystem-ui" svg:font-family="system-ui, Ubuntu, 'Droid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8-18T15:22:29.701078617</meta:creation-date>
    <dc:date>2025-08-18T15:27:10.614205190</dc:date>
    <meta:editing-duration>PT4M40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3" meta:paragraph-count="73" meta:word-count="323" meta:character-count="2202" meta:non-whitespace-character-count="1895"/>
  </office:meta>
</office:document-meta>
</file>